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2.3154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fo:background-color="#d4ea6b"/>
    </style:style>
    <style:style style:name="ce2" style:family="table-cell" style:parent-style-name="Default" style:data-style-name="N124"/>
    <style:style style:name="ce11" style:family="table-cell" style:parent-style-name="Default" style:data-style-name="N12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ce7" style:family="table-cell" style:parent-style-name="Default" style:data-style-name="N124">
      <style:table-cell-properties fo:background-color="transparent"/>
    </style:style>
    <style:style style:name="ce3" style:family="table-cell" style:parent-style-name="Default" style:data-style-name="N124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 style:data-style-name="N121"/>
    <style:style style:name="ce20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24">
      <style:table-cell-properties fo:background-color="#e8f2a1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JBB 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JBB2015, G1, 4GB Heap, 10 Run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0231.4" calcext:value-type="float">
            <text:p>10231.4</text:p>
          </table:table-cell>
          <table:table-cell office:value-type="float" office:value="10848.2" calcext:value-type="float">
            <text:p>10848.2</text:p>
          </table:table-cell>
          <table:table-cell table:formula="of:=ROUND(([.D4]*100)/[.C4]; 2)" office:value-type="float" office:value="106.03" calcext:value-type="float">
            <text:p>106.03</text:p>
          </table:table-cell>
          <table:table-cell table:style-name="ce1" table:formula="of:=[.E4]-100" office:value-type="float" office:value="6.03" calcext:value-type="float">
            <text:p>+ 6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3794.2" calcext:value-type="float">
            <text:p>3794.2</text:p>
          </table:table-cell>
          <table:table-cell office:value-type="float" office:value="4036" calcext:value-type="float">
            <text:p>4036</text:p>
          </table:table-cell>
          <table:table-cell table:formula="of:=ROUND(([.D5]*100)/[.C5]; 2)" office:value-type="float" office:value="106.37" calcext:value-type="float">
            <text:p>106.37</text:p>
          </table:table-cell>
          <table:table-cell table:style-name="ce1" table:formula="of:=[.E5]-100" office:value-type="float" office:value="6.37" calcext:value-type="float">
            <text:p>+ 6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5155.2" calcext:value-type="float">
            <text:p>5155.2</text:p>
          </table:table-cell>
          <table:table-cell office:value-type="float" office:value="3517" calcext:value-type="float">
            <text:p>3517</text:p>
          </table:table-cell>
          <table:table-cell table:formula="of:=ROUND(([.D6]*100)/[.C6]; 2)" office:value-type="float" office:value="68.22" calcext:value-type="float">
            <text:p>68.22</text:p>
          </table:table-cell>
          <table:table-cell table:style-name="ce2" table:formula="of:=[.E6]-100" office:value-type="float" office:value="-31.78" calcext:value-type="float">
            <text:p>- 3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29.91" calcext:value-type="float">
            <text:p>3329.91</text:p>
          </table:table-cell>
          <table:table-cell office:value-type="float" office:value="3125.95" calcext:value-type="float">
            <text:p>3125.95</text:p>
          </table:table-cell>
          <table:table-cell table:formula="of:=ROUND(([.D7]*100)/[.C7]; 2)" office:value-type="float" office:value="93.87" calcext:value-type="float">
            <text:p>93.87</text:p>
          </table:table-cell>
          <table:table-cell table:style-name="ce2" table:formula="of:=[.E7]-100" office:value-type="float" office:value="-6.13" calcext:value-type="float">
            <text:p>- 6.13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5.63" calcext:value-type="float">
            <text:p>2135.63</text:p>
          </table:table-cell>
          <table:table-cell office:value-type="float" office:value="1790.41" calcext:value-type="float">
            <text:p>1790.41</text:p>
          </table:table-cell>
          <table:table-cell table:formula="of:=ROUND(([.D8]*100)/[.C8]; 2)" office:value-type="float" office:value="83.84" calcext:value-type="float">
            <text:p>83.84</text:p>
          </table:table-cell>
          <table:table-cell table:style-name="ce11" table:formula="of:=[.E8]-100" office:value-type="float" office:value="-16.16" calcext:value-type="float">
            <text:p>- 16.16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64.4131" calcext:value-type="float">
            <text:p>364.4131</text:p>
          </table:table-cell>
          <table:table-cell office:value-type="float" office:value="277.173" calcext:value-type="float">
            <text:p>277.173</text:p>
          </table:table-cell>
          <table:table-cell table:formula="of:=ROUND(([.D9]*100)/[.C9]; 2)" office:value-type="float" office:value="76.06" calcext:value-type="float">
            <text:p>76.06</text:p>
          </table:table-cell>
          <table:table-cell table:style-name="ce2" table:formula="of:=[.E9]-100" office:value-type="float" office:value="-23.94" calcext:value-type="float">
            <text:p>- 23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64.746" calcext:value-type="float">
            <text:p>364.746</text:p>
          </table:table-cell>
          <table:table-cell office:value-type="float" office:value="277.355" calcext:value-type="float">
            <text:p>277.355</text:p>
          </table:table-cell>
          <table:table-cell table:formula="of:=ROUND(([.D10]*100)/[.C10]; 2)" office:value-type="float" office:value="76.04" calcext:value-type="float">
            <text:p>76.04</text:p>
          </table:table-cell>
          <table:table-cell table:style-name="ce4" table:formula="of:=[.E10]-100" office:value-type="float" office:value="-23.96" calcext:value-type="float">
            <text:p>- 23.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2.341" calcext:value-type="float">
            <text:p>2122.341</text:p>
          </table:table-cell>
          <table:table-cell office:value-type="float" office:value="1619.129" calcext:value-type="float">
            <text:p>1619.129</text:p>
          </table:table-cell>
          <table:table-cell table:formula="of:=ROUND(([.D11]*100)/[.C11]; 2)" office:value-type="float" office:value="76.29" calcext:value-type="float">
            <text:p>76.29</text:p>
          </table:table-cell>
          <table:table-cell table:style-name="ce4" table:formula="of:=[.E11]-100" office:value-type="float" office:value="-23.71" calcext:value-type="float">
            <text:p>- 23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2.177" calcext:value-type="float">
            <text:p>2.177</text:p>
          </table:table-cell>
          <table:table-cell office:value-type="float" office:value="1.531" calcext:value-type="float">
            <text:p>1.531</text:p>
          </table:table-cell>
          <table:table-cell table:formula="of:=ROUND(([.D12]*100)/[.C12]; 2)" office:value-type="float" office:value="70.33" calcext:value-type="float">
            <text:p>70.33</text:p>
          </table:table-cell>
          <table:table-cell table:style-name="ce2" table:formula="of:=[.E12]-100" office:value-type="float" office:value="-29.67" calcext:value-type="float">
            <text:p>- 29.6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JBB G1 per. FullG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SpecJBB2015, G1, 8GB Heap, 6 runs, periodic FullGC via jcmd (every 5 minutes)</text:p>
            <text:p/>
            <text:p><text:span text:style-name="T1">(means all values but Usage post GC are skewed)</text:span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1378" calcext:value-type="float">
            <text:p>11378</text:p>
          </table:table-cell>
          <table:table-cell office:value-type="float" office:value="11704.7" calcext:value-type="float">
            <text:p>11704.7</text:p>
          </table:table-cell>
          <table:table-cell table:formula="of:=ROUND(([.D4]*100)/[.C4]; 2)" office:value-type="float" office:value="102.87" calcext:value-type="float">
            <text:p>102.87</text:p>
          </table:table-cell>
          <table:table-cell table:style-name="ce7" table:formula="of:=[.E4]-100" office:value-type="float" office:value="2.87" calcext:value-type="float">
            <text:p>+ 2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3819" calcext:value-type="float">
            <text:p>3819</text:p>
          </table:table-cell>
          <table:table-cell office:value-type="float" office:value="4160.7" calcext:value-type="float">
            <text:p>4160.7</text:p>
          </table:table-cell>
          <table:table-cell table:formula="of:=ROUND(([.D5]*100)/[.C5]; 2)" office:value-type="float" office:value="108.95" calcext:value-type="float">
            <text:p>108.95</text:p>
          </table:table-cell>
          <table:table-cell table:style-name="ce7" table:formula="of:=[.E5]-100" office:value-type="float" office:value="8.95" calcext:value-type="float">
            <text:p>+ 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4484" calcext:value-type="float">
            <text:p>4484</text:p>
          </table:table-cell>
          <table:table-cell office:value-type="float" office:value="4165" calcext:value-type="float">
            <text:p>4165</text:p>
          </table:table-cell>
          <table:table-cell table:formula="of:=ROUND(([.D6]*100)/[.C6]; 2)" office:value-type="float" office:value="92.89" calcext:value-type="float">
            <text:p>92.89</text:p>
          </table:table-cell>
          <table:table-cell table:style-name="ce7" table:formula="of:=[.E6]-100" office:value-type="float" office:value="-7.11" calcext:value-type="float">
            <text:p>- 7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3894.9" calcext:value-type="float">
            <text:p>3894.9</text:p>
          </table:table-cell>
          <table:table-cell office:value-type="float" office:value="3216.6" calcext:value-type="float">
            <text:p>3216.6</text:p>
          </table:table-cell>
          <table:table-cell table:formula="of:=ROUND(([.D7]*100)/[.C7]; 2)" office:value-type="float" office:value="82.58" calcext:value-type="float">
            <text:p>82.58</text:p>
          </table:table-cell>
          <table:table-cell table:style-name="ce7" table:formula="of:=[.E7]-100" office:value-type="float" office:value="-17.42" calcext:value-type="float">
            <text:p>- 17.42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age post GC, MB</text:p>
          </table:table-cell>
          <table:table-cell table:style-name="ce14" office:value-type="float" office:value="1071.7" calcext:value-type="float">
            <text:p>1071.7</text:p>
          </table:table-cell>
          <table:table-cell table:style-name="ce14" office:value-type="float" office:value="885.9" calcext:value-type="float">
            <text:p>885.9</text:p>
          </table:table-cell>
          <table:table-cell table:style-name="ce14" table:formula="of:=ROUND(([.D8]*100)/[.C8]; 2)" office:value-type="float" office:value="82.66" calcext:value-type="float">
            <text:p>82.66</text:p>
          </table:table-cell>
          <table:table-cell table:style-name="ce3" table:formula="of:=[.E8]-100" office:value-type="float" office:value="-17.34" calcext:value-type="float">
            <text:p>- 17.34</text:p>
          </table:table-cell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403.47" calcext:value-type="float">
            <text:p>403.47</text:p>
          </table:table-cell>
          <table:table-cell office:value-type="float" office:value="355.68" calcext:value-type="float">
            <text:p>355.68</text:p>
          </table:table-cell>
          <table:table-cell table:formula="of:=ROUND(([.D9]*100)/[.C9]; 2)" office:value-type="float" office:value="88.16" calcext:value-type="float">
            <text:p>88.16</text:p>
          </table:table-cell>
          <table:table-cell table:style-name="ce7" table:formula="of:=[.E9]-100" office:value-type="float" office:value="-11.84" calcext:value-type="float">
            <text:p>- 11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403.74" calcext:value-type="float">
            <text:p>403.74</text:p>
          </table:table-cell>
          <table:table-cell office:value-type="float" office:value="355.77" calcext:value-type="float">
            <text:p>355.77</text:p>
          </table:table-cell>
          <table:table-cell table:formula="of:=ROUND(([.D10]*100)/[.C10]; 2)" office:value-type="float" office:value="88.12" calcext:value-type="float">
            <text:p>88.12</text:p>
          </table:table-cell>
          <table:table-cell table:style-name="ce18" table:formula="of:=[.E10]-100" office:value-type="float" office:value="-11.88" calcext:value-type="float">
            <text:p>- 11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358.54" calcext:value-type="float">
            <text:p>2358.54</text:p>
          </table:table-cell>
          <table:table-cell office:value-type="float" office:value="2081.25" calcext:value-type="float">
            <text:p>2081.25</text:p>
          </table:table-cell>
          <table:table-cell table:formula="of:=ROUND(([.D11]*100)/[.C11]; 2)" office:value-type="float" office:value="88.24" calcext:value-type="float">
            <text:p>88.24</text:p>
          </table:table-cell>
          <table:table-cell table:style-name="ce18" table:formula="of:=[.E11]-100" office:value-type="float" office:value="-11.76" calcext:value-type="float">
            <text:p>- 1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17" calcext:value-type="float">
            <text:p>3.17</text:p>
          </table:table-cell>
          <table:table-cell office:value-type="float" office:value="2.64" calcext:value-type="float">
            <text:p>2.64</text:p>
          </table:table-cell>
          <table:table-cell table:formula="of:=ROUND(([.D12]*100)/[.C12]; 2)" office:value-type="float" office:value="83.28" calcext:value-type="float">
            <text:p>83.28</text:p>
          </table:table-cell>
          <table:table-cell table:style-name="ce7" table:formula="of:=[.E12]-100" office:value-type="float" office:value="-16.72" calcext:value-type="float">
            <text:p>- 16.72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JBB G1 with per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pecJBB2015, G1, 4GB Heap, 9 Runs, with perf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jops</text:p>
          </table:table-cell>
          <table:table-cell office:value-type="float" office:value="10136.6" calcext:value-type="float">
            <text:p>10136.6</text:p>
          </table:table-cell>
          <table:table-cell office:value-type="float" office:value="10823.6" calcext:value-type="float">
            <text:p>10823.6</text:p>
          </table:table-cell>
          <table:table-cell table:style-name="ce6" table:formula="of:=ROUND(([.D4]*100)/[.C4]; 2)" office:value-type="float" office:value="106.78" calcext:value-type="float">
            <text:p>106.8</text:p>
          </table:table-cell>
          <table:table-cell table:style-name="ce7" table:formula="of:=[.E4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tjops</text:p>
          </table:table-cell>
          <table:table-cell office:value-type="float" office:value="3742" calcext:value-type="float">
            <text:p>3742</text:p>
          </table:table-cell>
          <table:table-cell office:value-type="float" office:value="3995.6" calcext:value-type="float">
            <text:p>3995.6</text:p>
          </table:table-cell>
          <table:table-cell table:style-name="ce6" table:formula="of:=ROUND(([.D5]*100)/[.C5]; 2)" office:value-type="float" office:value="106.78" calcext:value-type="float">
            <text:p>106.8</text:p>
          </table:table-cell>
          <table:table-cell table:style-name="ce7" table:formula="of:=[.E5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Gcs</text:p>
          </table:table-cell>
          <table:table-cell office:value-type="float" office:value="4971.8" calcext:value-type="float">
            <text:p>4971.8</text:p>
          </table:table-cell>
          <table:table-cell office:value-type="float" office:value="3469.8" calcext:value-type="float">
            <text:p>3469.8</text:p>
          </table:table-cell>
          <table:table-cell table:style-name="ce6" table:formula="of:=ROUND(([.D6]*100)/[.C6]; 2)" office:value-type="float" office:value="69.79" calcext:value-type="float">
            <text:p>69.8</text:p>
          </table:table-cell>
          <table:table-cell table:style-name="ce7" table:formula="of:=[.E6]-100" office:value-type="float" office:value="-30.21" calcext:value-type="float">
            <text:p>- 30.21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32" calcext:value-type="float">
            <text:p>3332</text:p>
          </table:table-cell>
          <table:table-cell office:value-type="float" office:value="3129.3" calcext:value-type="float">
            <text:p>3129.3</text:p>
          </table:table-cell>
          <table:table-cell table:style-name="ce6" table:formula="of:=ROUND(([.D7]*100)/[.C7]; 2)" office:value-type="float" office:value="93.92" calcext:value-type="float">
            <text:p>93.9</text:p>
          </table:table-cell>
          <table:table-cell table:style-name="ce7" table:formula="of:=[.E7]-100" office:value-type="float" office:value="-6.08" calcext:value-type="float">
            <text:p>- 6.08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4.2" calcext:value-type="float">
            <text:p>2134.2</text:p>
          </table:table-cell>
          <table:table-cell office:value-type="float" office:value="1796" calcext:value-type="float">
            <text:p>1796</text:p>
          </table:table-cell>
          <table:table-cell table:style-name="ce6" table:formula="of:=ROUND(([.D8]*100)/[.C8]; 2)" office:value-type="float" office:value="84.15" calcext:value-type="float">
            <text:p>84.2</text:p>
          </table:table-cell>
          <table:table-cell table:style-name="ce20" table:formula="of:=[.E8]-100" office:value-type="float" office:value="-15.85" calcext:value-type="float">
            <text:p>- 15.85</text:p>
          </table:table-cell>
          <table:table-cell office:value-type="string" calcext:value-type="string">
            <text:p>(unreliable, see FullGC measurement)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50.27" calcext:value-type="float">
            <text:p>350.27</text:p>
          </table:table-cell>
          <table:table-cell office:value-type="float" office:value="272.84" calcext:value-type="float">
            <text:p>272.84</text:p>
          </table:table-cell>
          <table:table-cell table:style-name="ce6" table:formula="of:=ROUND(([.D9]*100)/[.C9]; 2)" office:value-type="float" office:value="77.89" calcext:value-type="float">
            <text:p>77.9</text:p>
          </table:table-cell>
          <table:table-cell table:style-name="ce7" table:formula="of:=[.E9]-100" office:value-type="float" office:value="-22.11" calcext:value-type="float">
            <text:p>- 22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50.34" calcext:value-type="float">
            <text:p>350.34</text:p>
          </table:table-cell>
          <table:table-cell office:value-type="float" office:value="273" calcext:value-type="float">
            <text:p>273</text:p>
          </table:table-cell>
          <table:table-cell table:style-name="ce6" table:formula="of:=ROUND(([.D10]*100)/[.C10]; 2)" office:value-type="float" office:value="77.92" calcext:value-type="float">
            <text:p>77.9</text:p>
          </table:table-cell>
          <table:table-cell table:style-name="ce8" table:formula="of:=[.E10]-100" office:value-type="float" office:value="-22.08" calcext:value-type="float">
            <text:p>- 22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1588.63" calcext:value-type="float">
            <text:p>1588.63</text:p>
          </table:table-cell>
          <table:table-cell table:style-name="ce6" table:formula="of:=ROUND(([.D11]*100)/[.C11]; 2)" office:value-type="float" office:value="78.19" calcext:value-type="float">
            <text:p>78.2</text:p>
          </table:table-cell>
          <table:table-cell table:style-name="ce8" table:formula="of:=[.E11]-100" office:value-type="float" office:value="-21.81" calcext:value-type="float">
            <text:p>- 21.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07" calcext:value-type="float">
            <text:p>3.07</text:p>
          </table:table-cell>
          <table:table-cell office:value-type="float" office:value="2.2" calcext:value-type="float">
            <text:p>2.2</text:p>
          </table:table-cell>
          <table:table-cell table:style-name="ce6" table:formula="of:=ROUND(([.D12]*100)/[.C12]; 2)" office:value-type="float" office:value="71.66" calcext:value-type="float">
            <text:p>71.7</text:p>
          </table:table-cell>
          <table:table-cell table:style-name="ce7" table:formula="of:=[.E12]-100" office:value-type="float" office:value="-28.34" calcext:value-type="float">
            <text:p>- 28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Misses</text:p>
          </table:table-cell>
          <table:table-cell office:value-type="float" office:value="1294363538563.4" calcext:value-type="float">
            <text:p>1294363538563.4</text:p>
          </table:table-cell>
          <table:table-cell office:value-type="float" office:value="1109038645193.3" calcext:value-type="float">
            <text:p>1109038645193.3</text:p>
          </table:table-cell>
          <table:table-cell table:style-name="ce6" table:formula="of:=ROUND(([.D13]*100)/[.C13]; 2)" office:value-type="float" office:value="85.68" calcext:value-type="float">
            <text:p>85.7</text:p>
          </table:table-cell>
          <table:table-cell table:style-name="ce7" table:formula="of:=[.E13]-100" office:value-type="float" office:value="-14.32" calcext:value-type="float">
            <text:p>- 14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Loads</text:p>
          </table:table-cell>
          <table:table-cell office:value-type="float" office:value="25511385965443.6" calcext:value-type="float">
            <text:p>25511385965443.6</text:p>
          </table:table-cell>
          <table:table-cell office:value-type="float" office:value="21610503370719.1" calcext:value-type="float">
            <text:p>21610503370719.1</text:p>
          </table:table-cell>
          <table:table-cell table:style-name="ce6" table:formula="of:=ROUND(([.D14]*100)/[.C14]; 2)" office:value-type="float" office:value="84.71" calcext:value-type="float">
            <text:p>84.7</text:p>
          </table:table-cell>
          <table:table-cell table:style-name="ce7" table:formula="of:=[.E14]-100" office:value-type="float" office:value="-15.29" calcext:value-type="float">
            <text:p>- 15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Misses</text:p>
          </table:table-cell>
          <table:table-cell office:value-type="float" office:value="273833668865.4" calcext:value-type="float">
            <text:p>273833668865.4</text:p>
          </table:table-cell>
          <table:table-cell office:value-type="float" office:value="212658994859.6" calcext:value-type="float">
            <text:p>212658994859.6</text:p>
          </table:table-cell>
          <table:table-cell table:style-name="ce6" table:formula="of:=ROUND(([.D15]*100)/[.C15]; 2)" office:value-type="float" office:value="77.66" calcext:value-type="float">
            <text:p>77.7</text:p>
          </table:table-cell>
          <table:table-cell table:style-name="ce7" table:formula="of:=[.E15]-100" office:value-type="float" office:value="-22.34" calcext:value-type="float">
            <text:p>- 22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Loads</text:p>
          </table:table-cell>
          <table:table-cell office:value-type="float" office:value="655211047461.7" calcext:value-type="float">
            <text:p>655211047461.7</text:p>
          </table:table-cell>
          <table:table-cell office:value-type="float" office:value="555606059480" calcext:value-type="float">
            <text:p>555606059480</text:p>
          </table:table-cell>
          <table:table-cell table:style-name="ce6" table:formula="of:=ROUND(([.D16]*100)/[.C16]; 2)" office:value-type="float" office:value="84.8" calcext:value-type="float">
            <text:p>84.8</text:p>
          </table:table-cell>
          <table:table-cell table:style-name="ce7" table:formula="of:=[.E16]-100" office:value-type="float" office:value="-15.2" calcext:value-type="float">
            <text:p>- 15.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Misses</text:p>
          </table:table-cell>
          <table:table-cell office:value-type="float" office:value="37718612782.9" calcext:value-type="float">
            <text:p>37718612782.9</text:p>
          </table:table-cell>
          <table:table-cell office:value-type="float" office:value="32378833894.3" calcext:value-type="float">
            <text:p>32378833894.3</text:p>
          </table:table-cell>
          <table:table-cell table:style-name="ce6" table:formula="of:=ROUND(([.D17]*100)/[.C17]; 2)" office:value-type="float" office:value="85.84" calcext:value-type="float">
            <text:p>85.8</text:p>
          </table:table-cell>
          <table:table-cell table:style-name="ce7" table:formula="of:=[.E17]-100" office:value-type="float" office:value="-14.16" calcext:value-type="float">
            <text:p>- 14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Loads</text:p>
          </table:table-cell>
          <table:table-cell office:value-type="float" office:value="25308734883537.9" calcext:value-type="float">
            <text:p>25308734883537.9</text:p>
          </table:table-cell>
          <table:table-cell office:value-type="float" office:value="21437105901958.6" calcext:value-type="float">
            <text:p>21437105901958.6</text:p>
          </table:table-cell>
          <table:table-cell table:style-name="ce6" table:formula="of:=ROUND(([.D18]*100)/[.C18]; 2)" office:value-type="float" office:value="84.7" calcext:value-type="float">
            <text:p>84.7</text:p>
          </table:table-cell>
          <table:table-cell table:style-name="ce7" table:formula="of:=[.E18]-100" office:value-type="float" office:value="-15.3" calcext:value-type="float">
            <text:p>- 15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float" office:value="83966573365463.8" calcext:value-type="float">
            <text:p>83966573365463.8</text:p>
          </table:table-cell>
          <table:table-cell office:value-type="float" office:value="72477839817765.8" calcext:value-type="float">
            <text:p>72477839817765.8</text:p>
          </table:table-cell>
          <table:table-cell table:style-name="ce6" table:formula="of:=ROUND(([.D19]*100)/[.C19]; 2)" office:value-type="float" office:value="86.32" calcext:value-type="float">
            <text:p>86.3</text:p>
          </table:table-cell>
          <table:table-cell table:style-name="ce7" table:formula="of:=[.E19]-100" office:value-type="float" office:value="-13.68" calcext:value-type="float">
            <text:p>- 13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15749934748078.2" calcext:value-type="float">
            <text:p>15749934748078.2</text:p>
          </table:table-cell>
          <table:table-cell office:value-type="float" office:value="13181107354563.9" calcext:value-type="float">
            <text:p>13181107354563.9</text:p>
          </table:table-cell>
          <table:table-cell table:style-name="ce6" table:formula="of:=ROUND(([.D20]*100)/[.C20]; 2)" office:value-type="float" office:value="83.69" calcext:value-type="float">
            <text:p>83.7</text:p>
          </table:table-cell>
          <table:table-cell table:style-name="ce7" table:formula="of:=[.E20]-100" office:value-type="float" office:value="-16.31" calcext:value-type="float">
            <text:p>- 16.3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5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aralle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4P0" style:volatile="true">
      <number:text>+ </number:text>
      <number:number number:decimal-places="2" loext:min-decimal-places="2" number:min-integer-digits="1"/>
    </number:number-style>
    <number:number-style style:name="N124P1" style:volatile="true">
      <number:text>- </number:text>
      <number:number number:decimal-places="2" loext:min-decimal-places="2" number:min-integer-digits="1"/>
    </number:number-style>
    <number:number-style style:name="N124">
      <number:number number:decimal-places="2" loext:min-decimal-places="2" number:min-integer-digits="1"/>
      <style:map style:condition="value()&gt;0" style:apply-style-name="N124P0"/>
      <style:map style:condition="value()&lt;0" style:apply-style-name="N12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5:44:28.61278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7:19:48.290691962</meta:creation-date>
    <dc:date>2024-09-16T15:56:28.369576741</dc:date>
    <meta:editing-duration>PT33M25S</meta:editing-duration>
    <meta:editing-cycles>5</meta:editing-cycles>
    <meta:generator>LibreOffice/6.4.7.2$Linux_X86_64 LibreOffice_project/40$Build-2</meta:generator>
    <meta:document-statistic meta:table-count="4" meta:cell-count="200" meta:object-count="0"/>
  </office:meta>
</office:document-meta>
</file>